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56mm"/>
    </style:style>
    <style:style style:name="co8" style:family="table-column">
      <style:table-column-properties fo:break-before="auto" style:column-width="39.72mm"/>
    </style:style>
    <style:style style:name="co9" style:family="table-column">
      <style:table-column-properties fo:break-before="auto" style:column-width="43.89mm"/>
    </style:style>
    <style:style style:name="co10" style:family="table-column">
      <style:table-column-properties fo:break-before="auto" style:column-width="45.17mm"/>
    </style:style>
    <style:style style:name="co11" style:family="table-column">
      <style:table-column-properties fo:break-before="auto" style:column-width="67.59mm"/>
    </style:style>
    <style:style style:name="co12" style:family="table-column">
      <style:table-column-properties fo:break-before="auto" style:column-width="54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70.81mm" svg:height="134.15mm" svg:x="257.25mm" svg:y="57.76mm">
            <loext:p draw:notify-on-update-of-ranges="Hoja1.B3:Hoja1.B13 Hoja1.C2:Hoja1.C2 Hoja1.C3:Hoja1.C5 Hoja1.B3:Hoja1.B13 Hoja1.D2:Hoja1.D2 Hoja1.D3:Hoja1.D13 Hoja1.B3:Hoja1.B13 Hoja1.E2:Hoja1.E2 Hoja1.E3:Hoja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C PERSONAL" draw:style-name="gr1" draw:text-style-name="P1" svg:width="258.62mm" svg:height="131.21mm" svg:x="0mm" svg:y="58.51mm">
            <loext:p draw:notify-on-update-of-ranges="Hoja1.I2:Hoja1.I2 Hoja1.I3:Hoja1.I13 Hoja1.J2:Hoja1.J2 Hoja1.J3:Hoja1.J13 Hoja1.I2:Hoja1.I2 Hoja1.I3:Hoja1.I13 Hoja1.K2:Hoja1.K2 Hoja1.K3:Hoja1.K13 Hoja1.I2:Hoja1.I2 Hoja1.I3:Hoja1.I13 Hoja1.L2:Hoja1.L2 Hoja1.L3:Hoja1.L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Default"/>
        <table:table-column table:style-name="co7" table:default-cell-style-name="ce3"/>
        <table:table-column table:style-name="co8" table:default-cell-style-name="ce6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TCGRID</text:p>
          </table:table-cell>
          <table:covered-table-cell table:number-columns-repeated="4" table:style-name="Default"/>
          <table:table-cell table:number-columns-repeated="2"/>
          <table:table-cell table:style-name="ce1" office:value-type="string" calcext:value-type="string" table:number-columns-spanned="5" table:number-rows-spanned="1">
            <text:p>PC PERSONAL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ce2" office:value-type="string" calcext:value-type="string">
            <text:p>Nº de Componentes </text:p>
          </table:table-cell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Tiempo para vect. locales</text:p>
          </table:table-cell>
          <table:table-cell table:style-name="ce2" office:value-type="string" calcext:value-type="string">
            <text:p>Tiempo para vect. globales</text:p>
          </table:table-cell>
          <table:table-cell table:style-name="ce2" office:value-type="string" calcext:value-type="string">
            <text:p>Tiempo para vect. dinámicos</text:p>
          </table:table-cell>
          <table:table-cell table:number-columns-repeated="2"/>
          <table:table-cell table:style-name="ce2" office:value-type="string" calcext:value-type="string">
            <text:p>Nº de Componentes </text:p>
          </table:table-cell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Tiempo para vect. locales</text:p>
          </table:table-cell>
          <table:table-cell table:style-name="ce2" office:value-type="string" calcext:value-type="string">
            <text:p>Tiempo para vect. globales</text:p>
          </table:table-cell>
          <table:table-cell table:style-name="ce2" office:value-type="string" calcext:value-type="string">
            <text:p>Tiempo para vect. dinámicos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8*[.A3]" office:value-type="float" office:value="524288" calcext:value-type="float">
            <text:p>524288</text:p>
          </table:table-cell>
          <table:table-cell office:value-type="float" office:value="0.000276489" calcext:value-type="float">
            <text:p>0,000276489</text:p>
          </table:table-cell>
          <table:table-cell office:value-type="float" office:value="0.000450223" calcext:value-type="float">
            <text:p>0,000450223</text:p>
          </table:table-cell>
          <table:table-cell office:value-type="float" office:value="0.000421233" calcext:value-type="float">
            <text:p>0,000421233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table:formula="of:=8*[.H3]" office:value-type="float" office:value="524288" calcext:value-type="float">
            <text:p>524288</text:p>
          </table:table-cell>
          <table:table-cell office:value-type="float" office:value="0.000245538" calcext:value-type="float">
            <text:p>0,000245538</text:p>
          </table:table-cell>
          <table:table-cell office:value-type="float" office:value="0.000933184" calcext:value-type="float">
            <text:p>0,000933184</text:p>
          </table:table-cell>
          <table:table-cell office:value-type="float" office:value="0.000923069" calcext:value-type="float">
            <text:p>0,000923069</text:p>
          </table:table-cell>
          <table:table-cell/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7" table:formula="of:=8*[.A4]" office:value-type="float" office:value="1048576" calcext:value-type="float">
            <text:p>1048576</text:p>
          </table:table-cell>
          <table:table-cell table:style-name="ce9" office:value-type="float" office:value="0.000811134" calcext:value-type="float">
            <text:p>0,000811134</text:p>
          </table:table-cell>
          <table:table-cell table:style-name="ce9" office:value-type="float" office:value="0.000560924" calcext:value-type="float">
            <text:p>0,000560924</text:p>
          </table:table-cell>
          <table:table-cell table:style-name="ce9" office:value-type="float" office:value="0.000910661" calcext:value-type="float">
            <text:p>0,000910661</text:p>
          </table:table-cell>
          <table:table-cell table:number-columns-repeated="2"/>
          <table:table-cell table:style-name="ce4" office:value-type="float" office:value="131072" calcext:value-type="float">
            <text:p>131072</text:p>
          </table:table-cell>
          <table:table-cell table:style-name="ce7" table:formula="of:=8*[.H4]" office:value-type="float" office:value="1048576" calcext:value-type="float">
            <text:p>1048576</text:p>
          </table:table-cell>
          <table:table-cell table:style-name="ce9" office:value-type="float" office:value="0.000579624" calcext:value-type="float">
            <text:p>0,000579624</text:p>
          </table:table-cell>
          <table:table-cell table:style-name="ce9" office:value-type="float" office:value="0.000673956" calcext:value-type="float">
            <text:p>0,000673956</text:p>
          </table:table-cell>
          <table:table-cell table:style-name="ce9" office:value-type="float" office:value="0.001224667" calcext:value-type="float">
            <text:p>0,001224667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8*[.A5]" office:value-type="float" office:value="2097152" calcext:value-type="float">
            <text:p>2097152</text:p>
          </table:table-cell>
          <table:table-cell office:value-type="float" office:value="0.001618373" calcext:value-type="float">
            <text:p>0,001618373</text:p>
          </table:table-cell>
          <table:table-cell office:value-type="float" office:value="0.001608859" calcext:value-type="float">
            <text:p>0,001608859</text:p>
          </table:table-cell>
          <table:table-cell office:value-type="float" office:value="0.001603673" calcext:value-type="float">
            <text:p>0,001603673</text:p>
          </table:table-cell>
          <table:table-cell table:number-columns-repeated="2"/>
          <table:table-cell office:value-type="float" office:value="262144" calcext:value-type="float">
            <text:p>262144</text:p>
          </table:table-cell>
          <table:table-cell table:formula="of:=8*[.H5]" office:value-type="float" office:value="2097152" calcext:value-type="float">
            <text:p>2097152</text:p>
          </table:table-cell>
          <table:table-cell office:value-type="float" office:value="0.002569509" calcext:value-type="float">
            <text:p>0,002569509</text:p>
          </table:table-cell>
          <table:table-cell office:value-type="float" office:value="0.001027839" calcext:value-type="float">
            <text:p>0,001027839</text:p>
          </table:table-cell>
          <table:table-cell office:value-type="float" office:value="0.00099495" calcext:value-type="float">
            <text:p>0,00099495</text:p>
          </table:table-cell>
          <table:table-cell/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table:style-name="ce7" table:formula="of:=8*[.A6]" office:value-type="float" office:value="4194304" calcext:value-type="float">
            <text:p>4194304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.002595787" calcext:value-type="float">
            <text:p>0,002595787</text:p>
          </table:table-cell>
          <table:table-cell table:style-name="ce9" office:value-type="float" office:value="0.002699307" calcext:value-type="float">
            <text:p>0,002699307</text:p>
          </table:table-cell>
          <table:table-cell table:number-columns-repeated="2"/>
          <table:table-cell table:style-name="ce4" office:value-type="float" office:value="524288" calcext:value-type="float">
            <text:p>524288</text:p>
          </table:table-cell>
          <table:table-cell table:style-name="ce7" table:formula="of:=8*[.H6]" office:value-type="float" office:value="4194304" calcext:value-type="float">
            <text:p>4194304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.002327049" calcext:value-type="float">
            <text:p>0,002327049</text:p>
          </table:table-cell>
          <table:table-cell table:style-name="ce9" office:value-type="float" office:value="0.002057061" calcext:value-type="float">
            <text:p>0,002057061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8*[.A7]" office:value-type="float" office:value="8388608" calcext:value-type="float">
            <text:p>8388608</text:p>
          </table:table-cell>
          <table:table-cell office:value-type="string" calcext:value-type="string">
            <text:p>-</text:p>
          </table:table-cell>
          <table:table-cell office:value-type="float" office:value="0.006173636" calcext:value-type="float">
            <text:p>0,006173636</text:p>
          </table:table-cell>
          <table:table-cell office:value-type="float" office:value="0.005939862" calcext:value-type="float">
            <text:p>0,005939862</text:p>
          </table:table-cell>
          <table:table-cell table:number-columns-repeated="2"/>
          <table:table-cell office:value-type="float" office:value="1048576" calcext:value-type="float">
            <text:p>1048576</text:p>
          </table:table-cell>
          <table:table-cell table:formula="of:=8*[.H7]" office:value-type="float" office:value="8388608" calcext:value-type="float">
            <text:p>8388608</text:p>
          </table:table-cell>
          <table:table-cell office:value-type="string" calcext:value-type="string">
            <text:p>-</text:p>
          </table:table-cell>
          <table:table-cell office:value-type="float" office:value="0.003694917" calcext:value-type="float">
            <text:p>0,003694917</text:p>
          </table:table-cell>
          <table:table-cell office:value-type="float" office:value="0.004042467" calcext:value-type="float">
            <text:p>0,004042467</text:p>
          </table:table-cell>
          <table:table-cell/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table:style-name="ce7" table:formula="of:=8*[.A8]" office:value-type="float" office:value="16777216" calcext:value-type="float">
            <text:p>16777216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.012068879" calcext:value-type="float">
            <text:p>0,012068879</text:p>
          </table:table-cell>
          <table:table-cell table:style-name="ce9" office:value-type="float" office:value="0.011827712" calcext:value-type="float">
            <text:p>0,011827712</text:p>
          </table:table-cell>
          <table:table-cell table:number-columns-repeated="2"/>
          <table:table-cell table:style-name="ce4" office:value-type="float" office:value="2097152" calcext:value-type="float">
            <text:p>2097152</text:p>
          </table:table-cell>
          <table:table-cell table:style-name="ce7" table:formula="of:=8*[.H8]" office:value-type="float" office:value="16777216" calcext:value-type="float">
            <text:p>16777216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.006981308" calcext:value-type="float">
            <text:p>0,006981308</text:p>
          </table:table-cell>
          <table:table-cell table:style-name="ce9" office:value-type="float" office:value="0.007104712" calcext:value-type="float">
            <text:p>0,007104712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8*[.A9]" office:value-type="float" office:value="33554432" calcext:value-type="float">
            <text:p>33554432</text:p>
          </table:table-cell>
          <table:table-cell office:value-type="string" calcext:value-type="string">
            <text:p>-</text:p>
          </table:table-cell>
          <table:table-cell office:value-type="float" office:value="0.023858086" calcext:value-type="float">
            <text:p>0,023858086</text:p>
          </table:table-cell>
          <table:table-cell office:value-type="float" office:value="0.023440433" calcext:value-type="float">
            <text:p>0,023440433</text:p>
          </table:table-cell>
          <table:table-cell table:number-columns-repeated="2"/>
          <table:table-cell office:value-type="float" office:value="4194304" calcext:value-type="float">
            <text:p>4194304</text:p>
          </table:table-cell>
          <table:table-cell table:formula="of:=8*[.H9]" office:value-type="float" office:value="33554432" calcext:value-type="float">
            <text:p>33554432</text:p>
          </table:table-cell>
          <table:table-cell office:value-type="string" calcext:value-type="string">
            <text:p>-</text:p>
          </table:table-cell>
          <table:table-cell office:value-type="float" office:value="0.013627684" calcext:value-type="float">
            <text:p>0,013627684</text:p>
          </table:table-cell>
          <table:table-cell office:value-type="float" office:value="0.013741246" calcext:value-type="float">
            <text:p>0,013741246</text:p>
          </table:table-cell>
          <table:table-cell/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table:style-name="ce7" table:formula="of:=8*[.A10]" office:value-type="float" office:value="67108864" calcext:value-type="float">
            <text:p>67108864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.046441663" calcext:value-type="float">
            <text:p>0,046441663</text:p>
          </table:table-cell>
          <table:table-cell table:style-name="ce9" office:value-type="float" office:value="0.046407102" calcext:value-type="float">
            <text:p>0,046407102</text:p>
          </table:table-cell>
          <table:table-cell table:number-columns-repeated="2"/>
          <table:table-cell table:style-name="ce4" office:value-type="float" office:value="8388608" calcext:value-type="float">
            <text:p>8388608</text:p>
          </table:table-cell>
          <table:table-cell table:style-name="ce7" table:formula="of:=8*[.H10]" office:value-type="float" office:value="67108864" calcext:value-type="float">
            <text:p>67108864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.026709068" calcext:value-type="float">
            <text:p>0,026709068</text:p>
          </table:table-cell>
          <table:table-cell table:style-name="ce9" office:value-type="float" office:value="0.026929004" calcext:value-type="float">
            <text:p>0,026929004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8*[.A11]" office:value-type="float" office:value="134217728" calcext:value-type="float">
            <text:p>134217728</text:p>
          </table:table-cell>
          <table:table-cell office:value-type="string" calcext:value-type="string">
            <text:p>-</text:p>
          </table:table-cell>
          <table:table-cell office:value-type="float" office:value="0.08913202" calcext:value-type="float">
            <text:p>0,08913202</text:p>
          </table:table-cell>
          <table:table-cell office:value-type="float" office:value="0.094345517" calcext:value-type="float">
            <text:p>0,094345517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 table:formula="of:=8*[.H11]" office:value-type="float" office:value="134217728" calcext:value-type="float">
            <text:p>134217728</text:p>
          </table:table-cell>
          <table:table-cell office:value-type="string" calcext:value-type="string">
            <text:p>-</text:p>
          </table:table-cell>
          <table:table-cell office:value-type="float" office:value="0.053746609" calcext:value-type="float">
            <text:p>0,053746609</text:p>
          </table:table-cell>
          <table:table-cell office:value-type="float" office:value="0.053954221" calcext:value-type="float">
            <text:p>0,053954221</text:p>
          </table:table-cell>
          <table:table-cell/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7" table:formula="of:=8*[.A12]" office:value-type="float" office:value="268435456" calcext:value-type="float">
            <text:p>268435456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.175856247" calcext:value-type="float">
            <text:p>0,175856247</text:p>
          </table:table-cell>
          <table:table-cell table:style-name="ce9" office:value-type="float" office:value="0.184927936" calcext:value-type="float">
            <text:p>0,184927936</text:p>
          </table:table-cell>
          <table:table-cell table:number-columns-repeated="2"/>
          <table:table-cell table:style-name="ce4" office:value-type="float" office:value="33554432" calcext:value-type="float">
            <text:p>33554432</text:p>
          </table:table-cell>
          <table:table-cell table:style-name="ce7" table:formula="of:=8*[.H12]" office:value-type="float" office:value="268435456" calcext:value-type="float">
            <text:p>268435456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.110225771" calcext:value-type="float">
            <text:p>0,110225771</text:p>
          </table:table-cell>
          <table:table-cell table:style-name="ce9" office:value-type="float" office:value="0.108967682" calcext:value-type="float">
            <text:p>0,108967682</text:p>
          </table:table-cell>
          <table:table-cell/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formula="of:=8*[.A13]" office:value-type="float" office:value="536870912" calcext:value-type="float">
            <text:p>53687091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179167064" calcext:value-type="float">
            <text:p>0,179167064</text:p>
          </table:table-cell>
          <table:table-cell table:style-name="ce10" office:value-type="float" office:value="0.354013948" calcext:value-type="float">
            <text:p>0,354013948</text:p>
          </table:table-cell>
          <table:table-cell table:number-columns-repeated="2"/>
          <table:table-cell table:style-name="ce5" office:value-type="float" office:value="67108864" calcext:value-type="float">
            <text:p>67108864</text:p>
          </table:table-cell>
          <table:table-cell table:formula="of:=8*[.H13]" office:value-type="float" office:value="536870912" calcext:value-type="float">
            <text:p>53687091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106241712" calcext:value-type="float">
            <text:p>0,106241712</text:p>
          </table:table-cell>
          <table:table-cell table:style-name="ce10" office:value-type="float" office:value="0.218918163" calcext:value-type="float">
            <text:p>0,2189181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0:40:31.6145864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9:52:58.655664775</meta:creation-date>
    <dc:date>2018-02-27T11:07:46.243522504</dc:date>
    <meta:editing-duration>PT22M45S</meta:editing-duration>
    <meta:editing-cycles>5</meta:editing-cycles>
    <meta:generator>LibreOffice/5.1.6.2$Linux_X86_64 LibreOffice_project/10m0$Build-2</meta:generator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82cm" svg:height="13.416cm" xlink:href=".." xlink:type="simple" chart:class="chart:scatter" chart:style-name="ch1">
        <chart:title svg:x="12.624cm" svg:y="0.404cm" chart:style-name="ch2">
          <text:p>Tiempos</text:p>
        </chart:title>
        <chart:subtitle svg:x="12.598cm" svg:y="1.451cm" chart:style-name="ch3">
          <text:p>ATCGRID</text:p>
        </chart:subtitle>
        <chart:legend chart:legend-position="end" svg:x="21.319cm" svg:y="5.911cm" style:legend-expansion="high" chart:style-name="ch4"/>
        <chart:plot-area chart:style-name="ch5" table:cell-range-address="Hoja1.B3:Hoja1.B13 Hoja1.C2:Hoja1.C5 Hoja1.D2:Hoja1.E13" chart:data-source-has-labels="row" svg:x="1.552cm" svg:y="2.402cm" svg:width="19.226cm" svg:height="9.765cm">
          <chartooo:coordinate-region svg:x="2.835cm" svg:y="2.601cm" svg:width="17.015cm" svg:height="8.919cm"/>
          <chart:axis chart:dimension="x" chart:name="primary-x" chart:style-name="ch6">
            <chart:title svg:x="9.957cm" svg:y="12.435cm" chart:style-name="ch7">
              <text:p>Bytes por vector</text:p>
            </chart:title>
          </chart:axis>
          <chart:axis chart:dimension="y" chart:name="primary-y" chart:style-name="ch6">
            <chart:title svg:x="0.451cm" svg:y="7.87cm" chart:style-name="ch8">
              <text:p>Tiempo</text:p>
            </chart:title>
            <chart:grid chart:style-name="ch9" chart:class="major"/>
          </chart:axis>
          <chart:series chart:style-name="ch10" chart:values-cell-range-address="Hoja1.C3:Hoja1.C5" chart:label-cell-address="Hoja1.C2:Hoja1.C2" chart:class="chart:scatter">
            <chart:domain table:cell-range-address="Hoja1.B3:Hoja1.B13"/>
            <chart:data-point chart:repeated="11"/>
          </chart:series>
          <chart:series chart:style-name="ch11" chart:values-cell-range-address="Hoja1.D3:Hoja1.D13" chart:label-cell-address="Hoja1.D2:Hoja1.D2" chart:class="chart:scatter">
            <chart:data-point chart:repeated="11"/>
          </chart:series>
          <chart:series chart:style-name="ch12" chart:values-cell-range-address="Hoja1.E3:Hoja1.E13" chart:label-cell-address="Hoja1.E2:Hoja1.E2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. locales</text:p>
                <draw:g>
                  <svg:desc>Hoja1.C2:Hoja1.C2</svg:desc>
                </draw:g>
              </table:table-cell>
              <table:table-cell office:value-type="string">
                <text:p>Tiempo para vect. globales</text:p>
                <draw:g>
                  <svg:desc>Hoja1.D2:Hoja1.D2</svg:desc>
                </draw:g>
              </table:table-cell>
              <table:table-cell office:value-type="string">
                <text:p>Tiempo para vect. dinámicos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3:Hoja1.B13</svg:desc>
                </draw:g>
              </table:table-cell>
              <table:table-cell office:value-type="float" office:value="0.000276489">
                <text:p>0.000276489</text:p>
                <draw:g>
                  <svg:desc>Hoja1.C3:Hoja1.C5</svg:desc>
                </draw:g>
              </table:table-cell>
              <table:table-cell office:value-type="float" office:value="0.000450223">
                <text:p>0.000450223</text:p>
                <draw:g>
                  <svg:desc>Hoja1.D3:Hoja1.D13</svg:desc>
                </draw:g>
              </table:table-cell>
              <table:table-cell office:value-type="float" office:value="0.000421233">
                <text:p>0.000421233</text:p>
                <draw:g>
                  <svg:desc>Hoja1.E3:Hoj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811134">
                <text:p>0.000811134</text:p>
              </table:table-cell>
              <table:table-cell office:value-type="float" office:value="0.000560924">
                <text:p>0.000560924</text:p>
              </table:table-cell>
              <table:table-cell office:value-type="float" office:value="0.000910661">
                <text:p>0.000910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618373">
                <text:p>0.001618373</text:p>
              </table:table-cell>
              <table:table-cell office:value-type="float" office:value="0.001608859">
                <text:p>0.001608859</text:p>
              </table:table-cell>
              <table:table-cell office:value-type="float" office:value="0.001603673">
                <text:p>0.001603673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595787">
                <text:p>0.002595787</text:p>
              </table:table-cell>
              <table:table-cell office:value-type="float" office:value="0.002699307">
                <text:p>0.002699307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6173636">
                <text:p>0.006173636</text:p>
              </table:table-cell>
              <table:table-cell office:value-type="float" office:value="0.005939862">
                <text:p>0.005939862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2068879">
                <text:p>0.012068879</text:p>
              </table:table-cell>
              <table:table-cell office:value-type="float" office:value="0.011827712">
                <text:p>0.011827712</text:p>
              </table:table-cell>
            </table:table-row>
            <table:table-row>
              <table:table-cell office:value-type="string"/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3858086">
                <text:p>0.023858086</text:p>
              </table:table-cell>
              <table:table-cell office:value-type="float" office:value="0.023440433">
                <text:p>0.023440433</text:p>
              </table:table-cell>
            </table:table-row>
            <table:table-row>
              <table:table-cell office:value-type="string"/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6441663">
                <text:p>0.046441663</text:p>
              </table:table-cell>
              <table:table-cell office:value-type="float" office:value="0.046407102">
                <text:p>0.046407102</text:p>
              </table:table-cell>
            </table:table-row>
            <table:table-row>
              <table:table-cell office:value-type="string"/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8913202">
                <text:p>0.08913202</text:p>
              </table:table-cell>
              <table:table-cell office:value-type="float" office:value="0.094345517">
                <text:p>0.094345517</text:p>
              </table:table-cell>
            </table:table-row>
            <table:table-row>
              <table:table-cell office:value-type="string"/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75856247">
                <text:p>0.175856247</text:p>
              </table:table-cell>
              <table:table-cell office:value-type="float" office:value="0.184927936">
                <text:p>0.184927936</text:p>
              </table:table-cell>
            </table:table-row>
            <table:table-row>
              <table:table-cell office:value-type="string"/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79167064">
                <text:p>0.179167064</text:p>
              </table:table-cell>
              <table:table-cell office:value-type="float" office:value="0.354013948">
                <text:p>0.354013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63cm" svg:height="13.122cm" xlink:href=".." xlink:type="simple" chart:class="chart:scatter" chart:style-name="ch1">
        <chart:title svg:x="12.014cm" svg:y="0.398cm" chart:style-name="ch2">
          <text:p>Tiempos</text:p>
        </chart:title>
        <chart:subtitle svg:x="11.445cm" svg:y="1.439cm" chart:style-name="ch3">
          <text:p>PC PERSONAL</text:p>
        </chart:subtitle>
        <chart:legend chart:legend-position="end" svg:x="20.1cm" svg:y="5.764cm" style:legend-expansion="high" chart:style-name="ch4"/>
        <chart:plot-area chart:style-name="ch5" table:cell-range-address="Hoja1.I2:Hoja1.L13" chart:data-source-has-labels="row" svg:x="1.528cm" svg:y="2.384cm" svg:width="18.055cm" svg:height="9.495cm">
          <chartooo:coordinate-region svg:x="2.811cm" svg:y="2.583cm" svg:width="15.844cm" svg:height="8.649cm"/>
          <chart:axis chart:dimension="x" chart:name="primary-x" chart:style-name="ch6">
            <chart:title svg:x="9.347cm" svg:y="12.141cm" chart:style-name="ch7">
              <text:p>Bytes por vector</text:p>
            </chart:title>
          </chart:axis>
          <chart:axis chart:dimension="y" chart:name="primary-y" chart:style-name="ch6">
            <chart:title svg:x="0.451cm" svg:y="7.717cm" chart:style-name="ch8">
              <text:p>Tiempo</text:p>
            </chart:title>
            <chart:grid chart:style-name="ch9" chart:class="major"/>
          </chart:axis>
          <chart:series chart:style-name="ch10" chart:values-cell-range-address="Hoja1.J3:Hoja1.J13" chart:label-cell-address="Hoja1.J2:Hoja1.J2" chart:class="chart:scatter">
            <chart:domain table:cell-range-address="Hoja1.I3:Hoja1.I13"/>
            <chart:data-point chart:repeated="11"/>
          </chart:series>
          <chart:series chart:style-name="ch11" chart:values-cell-range-address="Hoja1.K3:Hoja1.K13" chart:label-cell-address="Hoja1.K2:Hoja1.K2" chart:class="chart:scatter">
            <chart:data-point chart:repeated="11"/>
          </chart:series>
          <chart:series chart:style-name="ch12" chart:values-cell-range-address="Hoja1.L3:Hoja1.L13" chart:label-cell-address="Hoja1.L2:Hoja1.L2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Tiempo para vect. locales</text:p>
                <draw:g>
                  <svg:desc>Hoja1.J2:Hoja1.J2</svg:desc>
                </draw:g>
              </table:table-cell>
              <table:table-cell office:value-type="string">
                <text:p>Tiempo para vect. globales</text:p>
                <draw:g>
                  <svg:desc>Hoja1.K2:Hoja1.K2</svg:desc>
                </draw:g>
              </table:table-cell>
              <table:table-cell office:value-type="string">
                <text:p>Tiempo para vect. dinámicos</text:p>
                <draw:g>
                  <svg:desc>Hoja1.L2:Hoja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I3:Hoja1.I13</svg:desc>
                </draw:g>
              </table:table-cell>
              <table:table-cell office:value-type="float" office:value="0.000245538">
                <text:p>0.000245538</text:p>
                <draw:g>
                  <svg:desc>Hoja1.J3:Hoja1.J13</svg:desc>
                </draw:g>
              </table:table-cell>
              <table:table-cell office:value-type="float" office:value="0.000933184">
                <text:p>0.000933184</text:p>
                <draw:g>
                  <svg:desc>Hoja1.K3:Hoja1.K13</svg:desc>
                </draw:g>
              </table:table-cell>
              <table:table-cell office:value-type="float" office:value="0.000923069">
                <text:p>0.000923069</text:p>
                <draw:g>
                  <svg:desc>Hoja1.L3:Hoja1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579624">
                <text:p>0.000579624</text:p>
              </table:table-cell>
              <table:table-cell office:value-type="float" office:value="0.000673956">
                <text:p>0.000673956</text:p>
              </table:table-cell>
              <table:table-cell office:value-type="float" office:value="0.001224667">
                <text:p>0.001224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2569509">
                <text:p>0.002569509</text:p>
              </table:table-cell>
              <table:table-cell office:value-type="float" office:value="0.001027839">
                <text:p>0.001027839</text:p>
              </table:table-cell>
              <table:table-cell office:value-type="float" office:value="0.00099495">
                <text:p>0.00099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327049">
                <text:p>0.002327049</text:p>
              </table:table-cell>
              <table:table-cell office:value-type="float" office:value="0.002057061">
                <text:p>0.002057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3694917">
                <text:p>0.003694917</text:p>
              </table:table-cell>
              <table:table-cell office:value-type="float" office:value="0.004042467">
                <text:p>0.004042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6981308">
                <text:p>0.006981308</text:p>
              </table:table-cell>
              <table:table-cell office:value-type="float" office:value="0.007104712">
                <text:p>0.007104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3627684">
                <text:p>0.013627684</text:p>
              </table:table-cell>
              <table:table-cell office:value-type="float" office:value="0.013741246">
                <text:p>0.013741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26709068">
                <text:p>0.026709068</text:p>
              </table:table-cell>
              <table:table-cell office:value-type="float" office:value="0.026929004">
                <text:p>0.026929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53746609">
                <text:p>0.053746609</text:p>
              </table:table-cell>
              <table:table-cell office:value-type="float" office:value="0.053954221">
                <text:p>0.053954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10225771">
                <text:p>0.110225771</text:p>
              </table:table-cell>
              <table:table-cell office:value-type="float" office:value="0.108967682">
                <text:p>0.108967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06241712">
                <text:p>0.106241712</text:p>
              </table:table-cell>
              <table:table-cell office:value-type="float" office:value="0.218918163">
                <text:p>0.218918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